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Preformatted_20_Text">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ing-pipeline"/>Using Pipeline</text:h>
      <text:p text:style-name="Text_20_body">Below, you'll find a simple example of a machine learning workflow where we generate features from text data using count vectorizer and tf-idf transformer, and then fit it to a random forest classifier. Before we get into using pipelines, let's first use this example to go over some <text:span text:style-name="Source_20_Text">scikit-learn</text:span> terminology.</text:p>
      <text:list xml:id="list2780810063682285258" text:style-name="L3">
        <text:list-item>
          <text:p text:style-name="P7"><text:span text:style-name="Strong_20_Emphasis">ESTIMATOR:</text:span> An <text:a xlink:type="simple" xlink:href="http://scikit-learn.org/stable/tutorial/statistical_inference/settings.html#estimators-objects" office:target-frame-name="_blank" xlink:show="new" text:style-name="Internet_20_link" text:visited-style-name="Visited_20_Internet_20_Link">estimator</text:a> is any object that learns from data, whether it's a classification, regression, or clustering algorithm, or a transformer that extracts or filters useful features from raw data. Since estimators <text:span text:style-name="Emphasis">learn from data</text:span>, they each must have a <text:span text:style-name="Source_20_Text">fit</text:span> method that takes a dataset. In the example below, the <text:span text:style-name="Source_20_Text">CountVectorizer</text:span>, <text:span text:style-name="Source_20_Text">TfidfTransformer</text:span>, and <text:span text:style-name="Source_20_Text">RandomForestClassifier</text:span> are all estimators, and each have a <text:span text:style-name="Source_20_Text">fit</text:span> method. </text:p>
        </text:list-item>
        <text:list-item>
          <text:p text:style-name="P7"><text:span text:style-name="Strong_20_Emphasis">TRANSFORMER:</text:span> A <text:a xlink:type="simple" xlink:href="http://scikit-learn.org/stable/data_transforms.html" office:target-frame-name="_blank" xlink:show="new" text:style-name="Internet_20_link" text:visited-style-name="Visited_20_Internet_20_Link">transformer</text:a> is a specific type of estimator that has a <text:span text:style-name="Source_20_Text">fit</text:span> method to learn from training data, and then a <text:span text:style-name="Source_20_Text">transform</text:span> method to apply a transformation model to new data. These transformations can include cleaning, reducing, expanding, or generating features. In the example below, <text:span text:style-name="Source_20_Text">CountVectorizer</text:span> and <text:span text:style-name="Source_20_Text">TfidfTransformer</text:span> are transformers. </text:p>
        </text:list-item>
        <text:list-item>
          <text:p text:style-name="P4"><text:span text:style-name="Strong_20_Emphasis">PREDICTOR:</text:span> A <text:span text:style-name="Strong_20_Emphasis">predictor</text:span> is a specific type of estimator that has a <text:span text:style-name="Source_20_Text">predict</text:span> method to predict on test data based on a supervised learning algorithm, and has a <text:span text:style-name="Source_20_Text">fit</text:span> method to train the model on training data. The final estimator, <text:span text:style-name="Source_20_Text">RandomForestClassifier</text:span>, in the example below is a predictor. </text:p>
        </text:list-item>
      </text:list>
      <text:p text:style-name="Text_20_body">In machine learning tasks, it's pretty common to have a very specific sequence of transformers to fit to data before applying a final estimator, such as this classifier. And normally, we'd have to initialize all the estimators, <text:span text:style-name="Source_20_Text">fit</text:span> and <text:span text:style-name="Source_20_Text">transform</text:span> the training data for each of the transformers, and then <text:span text:style-name="Source_20_Text">fit</text:span> to the final estimator. Next, we'd have to call <text:span text:style-name="Source_20_Text">transform</text:span> for each transformer again to the test data, and finally call <text:span text:style-name="Source_20_Text">predict</text:span> on the final estimator.</text:p>
      <text:h text:style-name="Heading_20_3" text:outline-level="3"><text:bookmark text:name="without-pipeline-"/>Without pipeline:</text:h>
      <text:p text:style-name="Preformatted_20_Text"><text:span text:style-name="Source_20_Text"><text:s text:c="4"/>vect = CountVectorizer()</text:span></text:p>
      <text:p text:style-name="Preformatted_20_Text"><text:span text:style-name="Source_20_Text"><text:s text:c="4"/>tfidf = TfidfTransformer()</text:span></text:p>
      <text:p text:style-name="Preformatted_20_Text"><text:span text:style-name="Source_20_Text"><text:s text:c="4"/>clf = RandomForestClassifier()</text:span></text:p>
      <text:p text:style-name="Preformatted_20_Text"/>
      <text:p text:style-name="Preformatted_20_Text"><text:span text:style-name="Source_20_Text"><text:s text:c="4"/># train classifier</text:span></text:p>
      <text:p text:style-name="Preformatted_20_Text"><text:span text:style-name="Source_20_Text"><text:s text:c="4"/>X_train_counts = vect.fit_transform(X_train)</text:span></text:p>
      <text:p text:style-name="Preformatted_20_Text"><text:span text:style-name="Source_20_Text"><text:s text:c="4"/>X_train_tfidf = tfidf.fit_transform(X_train_counts)</text:span></text:p>
      <text:p text:style-name="Preformatted_20_Text"><text:span text:style-name="Source_20_Text"><text:s text:c="4"/>clf.fit(X_train_tfidf, y_train)</text:span></text:p>
      <text:p text:style-name="Preformatted_20_Text"/>
      <text:p text:style-name="Preformatted_20_Text"><text:span text:style-name="Source_20_Text"><text:s text:c="4"/># predict on test data</text:span></text:p>
      <text:p text:style-name="Preformatted_20_Text"><text:span text:style-name="Source_20_Text"><text:s text:c="4"/>X_test_counts = vect.transform(X_test)</text:span></text:p>
      <text:p text:style-name="Preformatted_20_Text"><text:span text:style-name="Source_20_Text"><text:s text:c="4"/>X_test_tfidf = tfidf.transform(X_test_counts)</text:span></text:p>
      <text:p text:style-name="P8"><text:span text:style-name="Source_20_Text"><text:s text:c="4"/>y_pred = clf.predict(X_test_tfidf)</text:span></text:p>
      <text:p text:style-name="Text_20_body">Fortunately, you can actually automate all of this fitting, transforming, and predicting, by chaining these estimators together into a single estimator object. That single estimator would be scikit-learn's Pipeline. To create this pipeline, we just need a list of <text:span text:style-name="Source_20_Text">(key, value)</text:span> pairs, where the key is a string containing what you want to name the step, and the value is the estimator object.</text:p>
      <text:h text:style-name="Heading_20_3" text:outline-level="3"><text:bookmark text:name="using-pipeline-"/>Using pipeline:</text:h>
      <text:p text:style-name="Preformatted_20_Text"><text:span text:style-name="Source_20_Text">pipeline = Pipeline([</text:span></text:p>
      <text:p text:style-name="Preformatted_20_Text"><text:span text:style-name="Source_20_Text"><text:s text:c="4"/>('vect', CountVectorizer()),</text:span></text:p>
      <text:p text:style-name="Preformatted_20_Text"><text:soft-page-break/><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evaluate all steps on test set</text:span></text:p>
      <text:p text:style-name="P8"><text:span text:style-name="Source_20_Text">predicted = pipeline.predict(Xtest)</text:span></text:p>
      <text:p text:style-name="Text_20_body">Now, by fitting our pipeline to the training data, we're accomplishing exactly what we would by fitting and transforming each of these steps to our training data one by one. Similarly, when we call <text:span text:style-name="Source_20_Text">predict</text:span> on our pipeline to our test data, we're accomplishing what we would by calling <text:span text:style-name="Source_20_Text">transform</text:span> on each of our transformer objects to our test data and then calling <text:span text:style-name="Source_20_Text">predict</text:span> on our final estimator. Not only does this make our code much shorter and simpler, it has other great advantages, which we'll cover in the next video.</text:p>
      <text:p text:style-name="Text_20_body">Note that every step of this pipeline has to be a transformer, except for the last step, which can be of an estimator type. Pipeline takes on all the methods of whatever the last estimator in its sequence is. For example, here, since the final estimator of our pipeline is a classifier, the pipeline object can be used as a classifier, taking on the <text:span text:style-name="Source_20_Text">fit</text:span> and <text:span text:style-name="Source_20_Text">predict</text:span> methods of its last step. Alternatively, if the last estimator was a transformer, then pipeline would be a transform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5:05:13</dc:date>
    <meta:editing-duration>PT23H28M4S</meta:editing-duration>
    <meta:editing-cycles>11</meta:editing-cycles>
    <meta:generator>OpenOffice/4.1.4$Unix OpenOffice.org_project/414m5$Build-9788</meta:generator>
    <meta:document-statistic meta:table-count="0" meta:image-count="0" meta:object-count="0" meta:page-count="2" meta:paragraph-count="31" meta:word-count="597" meta:character-count="3916"/>
  </office:meta>
</office:document-meta>
</file>